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Übung Grundlagen Terminal<text:line-break/></text:span></text:p>
      <text:p text:style-name="P2"><text:span text:style-name="T2">1. Starten Sie Ihr Terminal und wechseln in das Verzeichnis "/var/log". Was ist der schnellste Weg?<text:line-break/></text:span><text:span text:style-name="T3">cd /var/log</text:span><text:span text:style-name="T4"><text:line-break/><text:line-break/>2. Lassen Sie sich von diesem Standpunkt die folgenden Inhalte anzeigen:<text:line-break/><text:line-break/>/etc/X11<text:line-break/></text:span><text:span text:style-name="T5">ll<text:s/></text:span><text:span text:style-name="T6">/etc/X11<text:line-break/></text:span><text:span text:style-name="T7"><text:line-break/>/usr/share/doc<text:line-break/></text:span><text:span text:style-name="T8">ll /usr/share/doc</text:span><text:span text:style-name="T9"><text:line-break/><text:line-break/>/var/mail<text:line-break/></text:span><text:span text:style-name="T10">ll<text:s/></text:span><text:span text:style-name="T11">/var/mail<text:line-break/></text:span><text:span text:style-name="T12"><text:line-break/>3. Erstellen Sie mit nano die Datei datei.txt und füllen diese mit einem Text.</text:span></text:p>
      <text:p text:style-name="P2"><text:span text:style-name="T13">nano datei.txt (dann editieren, speichern mit STRG+S, beenden mit STRG+X)</text:span><text:span text:style-name="T14"><text:line-break/><text:line-break/>4. Ergänzen Sie diesen Text ohne die Datei zu öffnen<text:line-break/></text:span><text:span text:style-name="T15">echo 'bla blabla bla blablabla' &gt;&gt; datei.txt</text:span><text:span text:style-name="T16"/></text:p>
      <text:p text:style-name="P2"><text:span text:style-name="T16"><text:line-break/>5. Wie lässt sich der Text überschreiben ohne die Datei zu öffnen?</text:span></text:p>
      <text:p text:style-name="P2"><text:span text:style-name="T17">echo 'bla blabla bla blablabla' &gt; datei.txt</text:span><text:span text:style-name="T18"><text:line-break/><text:line-break/>6. Leiten Sie die history Ihres Terminals an less weiter</text:span></text:p>
      <text:p text:style-name="P2"><text:span text:style-name="T19">history | less<text:line-break/></text:span><text:span text:style-name="T20"><text:line-break/>7. Sie möchten die Ausgabe von ls -al aus dem Root-Verzeichnis in datei.txt speichern. Wie gehen Sie vor?</text:span></text:p>
      <text:p text:style-name="P3"><text:span text:style-name="T21">ls -al / &gt; datei.txt</text:span><text:span text:style-name="T22"/></text:p>
      <text:p text:style-name="P3"><text:span text:style-name="T22"><text:line-break/>8. Leiten Sie die history an datei.txt weiter <text:line-break/></text:span><text:span text:style-name="T23">history &gt; datei.txt</text:span></text:p>
      <text:p text:style-name="P3"><text:span text:style-name="T24"><text:line-break/>9. Finden Sie ein weitere Beispiele für eine Umleitung</text:span></text:p>
      <text:p text:style-name="P3"><text:span text:style-name="T24"><text:line-break/>sudo apt-get install fortunes espeak pv<text:line-break/></text:span></text:p>
      <text:p text:style-name="P3"><text:span text:style-name="T24">Am Ende der .bashrc einfügen:</text:span></text:p>
      <text:p text:style-name="P3"><text:span text:style-name="T25"/></text:p>
      <text:p text:style-name="P3"><text:span text:style-name="T25">fortune -s &gt; .fortune.txt</text:span><text:span text:style-name="T26"/></text:p>
      <text:p text:style-name="P3"><text:span text:style-name="T27">(espeak -a 75 -p 10 -s 150 -f .fortune.txt &amp;)</text:span></text:p>
      <text:p text:style-name="P3"><text:span text:style-name="T28">cat .fortune.txt | pv -qL 15</text:span><text:span text:style-name="T29"/></text:p>
      <text:p text:style-name="P3"><text:span text:style-name="T29"/></text:p>
      <text:p text:style-name="P3"><text:span text:style-name="T29">-&gt; Es wird beim Öffnen der Konsole eine "Weisheit" gesprochen und gleichzeitig "geschrieben"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